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9.3201in"/>
    </style:style>
    <style:style style:name="co3" style:family="table-column">
      <style:table-column-properties fo:break-before="auto" style:column-width="4.63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REVISI ERP REBORN 28 MARET 2023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CASE</text:p>
          </table:table-cell>
          <table:table-cell table:style-name="ce3" office:value-type="string" calcext:value-type="string">
            <text:p>LOCATION /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long munculkan <text:span text:style-name="T1">quantityUnit_RefID &amp; productUnitPriceCurrency_RefID </text:span></text:p>
          </table:table-cell>
          <table:table-cell office:value-type="string" calcext:value-type="string">
            <text:p>dataPickList.project.getProjectSectionI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 budget tolong munculkan product yang telah dipilih jika data sebelumnya misscelnous</text:p>
          </table:table-cell>
          <table:table-cell office:value-type="string" calcext:value-type="string">
            <text:p>dataPickList.project.getProjectSectionIt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ete file belum berhasil tapi notif sudah ada</text:p>
          </table:table-cell>
          <table:table-cell office:value-type="string" calcext:value-type="string">
            <text:p>File Attachm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e max 25 mb</text:p>
          </table:table-cell>
          <table:table-cell office:value-type="string" calcext:value-type="string">
            <text:p>File Attachm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long tambahkan notif jika terjadi error di file attachment, contoh munculkan notif jika tidak bisa mengupload data yg sama atau file melebihi 25 mb</text:p>
          </table:table-cell>
          <table:table-cell office:value-type="string" calcext:value-type="string">
            <text:p>File Attachme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long untuk bisa mempercepat proses setiap menu contoh untuk menampilkan data di advance revisi masih lama</text:p>
          </table:table-cell>
          <table:table-cell office:value-type="string" calcext:value-type="string">
            <text:p>semua men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long percepat untuk proses show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branch dan role di login untuk sekarang tercatat memakan waktu 6-7s untuk sekali proses</text:p>
          </table:table-cell>
          <table:table-cell office:value-type="string" calcext:value-type="string">
            <text:p>authentication.general.setLoginBranchAndUserRole</text:p>
          </table:table-cell>
        </table:table-row>
        <table:table-row table:style-name="ro1">
          <table:table-cell/>
          <table:table-cell office:value-type="string" calcext:value-type="string">
            <text:p>- percepat proses show api product</text:p>
          </table:table-cell>
          <table:table-cell office:value-type="string" calcext:value-type="string">
            <text:p>transaction.read.dataList.master.getProduct</text:p>
          </table:table-cell>
        </table:table-row>
        <table:table-row table:style-name="ro1">
          <table:table-cell/>
          <table:table-cell office:value-type="string" calcext:value-type="string">
            <text:p>- percepat proses show api worker</text:p>
          </table:table-cell>
          <table:table-cell office:value-type="string" calcext:value-type="string">
            <text:p>transaction.read.dataList.humanResource.getWorkerJobsPositionCurrent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12:54.191237189</meta:creation-date>
    <dc:date>2023-03-28T14:34:38.893882266</dc:date>
    <meta:editing-duration>PT53S</meta:editing-duration>
    <meta:editing-cycles>1</meta:editing-cycles>
    <meta:document-statistic meta:table-count="1" meta:cell-count="30" meta:object-count="0"/>
    <meta:generator>LibreOffice/7.2.7.2$Linux_X86_64 LibreOffice_project/20$Build-2</meta:generator>
  </office:meta>
</office:document-meta>
</file>